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</office:font-face-decls>
  <office:automatic-styles>
    <style:style style:name="P1" style:family="paragraph" style:parent-style-name="Standard">
      <style:text-properties style:font-name="Monaco" fo:font-size="11.0pt" fo:color="#00aa00"/>
    </style:style>
    <style:style style:name="T1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get to run this example, you should:</text:p>
      <text:p text:style-name="P1"><text:tab/>1- open communication.<text:span text:style-name="T1">py</text:span><text:s/>file</text:p>
      <text:p text:style-name="P1"><text:tab/>2- change PD_DIR variable to where your <text:span text:style-name="T1">pd</text:span><text:s/>file is</text:p>
      <text:p text:style-name="P1"><text:tab/>3- change SERVER_DIR variable to where _server_example.<text:span text:style-name="T1">pd</text:span><text:s/>is (it comes along with the projec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43</meta:generator>
  </office:meta>
</office:document-meta>
</file>